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8.5cm" style:rel-column-width="32767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16.999cm" style:rel-column-width="65535*"/>
    </style:style>
    <style:style style:name="Tableau4.A1" style:family="table-cell">
      <style:table-cell-properties fo:padding="0.097cm" fo:border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Times New Roman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Les présentatifs</text:p>
          </table:table-cell>
        </table:table-row>
      </table:table>
      <text:p text:style-name="Standard"/>
      <text:p text:style-name="P1"/>
      <text:p text:style-name="P2">Observez ces phrases et remplissez le tableau:</text:p>
      <text:p text:style-name="Standard"/>
      <text:p text:style-name="Standard">1- Voilà votre café.</text:p>
      <text:p text:style-name="Standard">2- Il y a du sucre sur la table.</text:p>
      <text:p text:style-name="Standard">3- Voici Léa et marc. Ce sont mes meilleurs amis.</text:p>
      <text:p text:style-name="Standard">4- Ce n'est pas un très bon film.</text:p>
      <text:p text:style-name="Standard">5- Il n'y a pas d'erreur dans cet exercice, félicitation!</text:p>
      <text:p text:style-name="Standard">6- Qu'est-ce que c'est? C'est un vase.</text:p>
      <text:p text:style-name="Standard">7- Pierre? Il est sympathique et drôle.</text:p>
      <text:p text:style-name="Standard">8- C'est une femme .</text:p>
      <text:p text:style-name="Standard">9- Elle est avocate.</text:p>
      <text:p text:style-name="Standard">10- C'est beau!</text:p>
      <text:p text:style-name="Standard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3">Présentatif / phrase N°</text:p>
          </table:table-cell>
          <table:table-cell table:style-name="Tableau2.B1" office:value-type="string">
            <text:p text:style-name="P3">définition</text:p>
          </table:table-cell>
        </table:table-row>
        <table:table-row>
          <table:table-cell table:style-name="Tableau2.A2" office:value-type="string">
            <text:p text:style-name="Table_20_Contents">Il y a <text:s/>N° 2-5</text:p>
          </table:table-cell>
          <table:table-cell table:style-name="Tableau2.B2" office:value-type="string">
            <text:p text:style-name="Table_20_Contents">Pour situer quelque chose ou quelqu'un dans un lieu.</text:p>
          </table:table-cell>
        </table:table-row>
        <table:table-row>
          <table:table-cell table:style-name="Tableau2.A2" office:value-type="string">
            <text:p text:style-name="Table_20_Contents">C'est un une des <text:s/>ce n'est pas un.../ce sont ce ne sont pas... N°3-4-6-8</text:p>
          </table:table-cell>
          <table:table-cell table:style-name="Tableau2.B2" office:value-type="string">
            <text:p text:style-name="Table_20_Contents">Pour identifier quelqu'un ou quelque chose.</text:p>
          </table:table-cell>
        </table:table-row>
        <table:table-row>
          <table:table-cell table:style-name="Tableau2.A2" office:value-type="string">
            <text:p text:style-name="Table_20_Contents">Il est + adj ectif / elle est N° 7-9</text:p>
          </table:table-cell>
          <table:table-cell table:style-name="Tableau2.B2" office:value-type="string">
            <text:p text:style-name="Table_20_Contents">Pour décrire</text:p>
          </table:table-cell>
        </table:table-row>
        <table:table-row>
          <table:table-cell table:style-name="Tableau2.A2" office:value-type="string">
            <text:p text:style-name="Table_20_Contents">C'est + adjectif N°10</text:p>
          </table:table-cell>
          <table:table-cell table:style-name="Tableau2.B2" office:value-type="string">
            <text:p text:style-name="Table_20_Contents">Pour faire un commentaire général</text:p>
          </table:table-cell>
        </table:table-row>
        <table:table-row>
          <table:table-cell table:style-name="Tableau2.A2" office:value-type="string">
            <text:p text:style-name="Table_20_Contents">Voici Voilà N°1-3</text:p>
          </table:table-cell>
          <table:table-cell table:style-name="Tableau2.B2" office:value-type="string">
            <text:p text:style-name="Table_20_Contents">Pour présenter des choses ou des personnes</text:p>
          </table:table-cell>
        </table:table-row>
      </table:table>
      <text:p text:style-name="P1"/>
      <text:p text:style-name="P2">Choisissez le bon présentatif:</text:p>
      <text:p text:style-name="Standard"/>
      <text:p text:style-name="Standard">1- <text:s text:c="15"/>est gentil!</text:p>
      <text:p text:style-name="Standard"/>
      <text:p text:style-name="Standard">2- <text:s text:c="13"/>une gentille fille.</text:p>
      <text:p text:style-name="Standard"/>
      <text:p text:style-name="Standard">3- <text:s text:c="15"/>est intéressante, cette histoire!</text:p>
      <text:p text:style-name="Standard"/>
      <text:p text:style-name="Standard">4- <text:s text:c="15"/>Marie, elle va rester une année dans cette classe!</text:p>
      <text:p text:style-name="Standard"/>
      <text:p text:style-name="Standard">5- <text:s text:c="16"/>un problème.</text:p>
      <text:p text:style-name="Standard"/>
      <text:p text:style-name="Standard">6- <text:s text:c="16"/>votre plat madame!Bon appétit!</text:p>
      <text:p text:style-name="Standard"/>
      <text:p text:style-name="Standard">7- Je vous présente Anna et Eric, <text:s text:c="31"/>des touristes allemands.</text:p>
      <text:p text:style-name="Standard"/>
      <text:p text:style-name="Standard">8- <text:s text:c="3"/>Qui est-ce? <text:s text:c="16"/>mon voisin.</text:p>
      <text:p text:style-name="Standard"/>
      <text:p text:style-name="Standard">9- Qu'est-ce que c'est, des souris?</text:p>
      <text:p text:style-name="Standard"><text:s text:c="5"/>Non, <text:s text:c="29"/>des souris mais des rats!</text:p>
      <text:p text:style-name="Standard"/>
      <text:p text:style-name="Standard"/>
      <text:p text:style-name="Standard"/>
      <text:p text:style-name="P1"><text:soft-page-break/></text:p>
      <text:p text:style-name="P2">Améliorez ces phrases:</text:p>
      <text:p text:style-name="P1"/>
      <text:p text:style-name="Standard">C'est un homme. Il est important dans cette entreprise.</text:p>
      <text:p text:style-name="Standard"><draw:custom-shape text:anchor-type="paragraph" draw:z-index="0" draw:style-name="gr1" svg:width="0.583cm" svg:height="0.318cm" svg:x="0.099cm" svg:y="0.31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"/></text:p>
      <text:p text:style-name="Standard"/>
      <text:p text:style-name="Standard"/>
      <text:p text:style-name="Standard">C'est une femme. Elle est belle. Elle est intelligente.</text:p>
      <text:p text:style-name="Standard"><draw:custom-shape text:anchor-type="paragraph" draw:z-index="1" draw:style-name="gr1" svg:width="0.583cm" svg:height="0.318cm" svg:x="0.099cm" svg:y="0.31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/>
      <text:p text:style-name="Standard">Pierre, 35 ans, célibataire , travaille chez Michelin.</text:p>
      <text:p text:style-name="Standard"><draw:custom-shape text:anchor-type="paragraph" draw:z-index="2" draw:style-name="gr1" svg:width="0.583cm" svg:height="0.318cm" svg:x="0.099cm" svg:y="0.31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>C'est un film. Il est mauvais.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able:table table:name="Tableau4" table:style-name="Tableau4">
        <table:table-column table:style-name="Tableau4.A"/>
        <text:soft-page-break/>
        <table:table-row>
          <table:table-cell table:style-name="Tableau4.A1" office:value-type="string">
            <text:p text:style-name="P4"><text:span text:style-name="T3">Les présentatifs</text:span></text:p>
          </table:table-cell>
        </table:table-row>
      </table:table>
      <text:p text:style-name="P4"><text:span text:style-name="T2"/></text:p>
      <text:p text:style-name="Standard"><text:span text:style-name="T2"/></text:p>
      <text:p text:style-name="Standard"><text:span text:style-name="T2">Observez ces phrases et remplissez le tableau:</text:span></text:p>
      <text:p text:style-name="Standard"/>
      <text:p text:style-name="Standard">1- Voilà votre café.</text:p>
      <text:p text:style-name="Standard">2- Il y a du sucre sur la table.</text:p>
      <text:p text:style-name="Standard">3- Voici Léa et marc. Ce sont mes meilleurs amis.</text:p>
      <text:p text:style-name="Standard">4- Ce n'est pas un très bon film.</text:p>
      <text:p text:style-name="Standard">5- Il n'y a pas d'erreur dans cet exercice, félicitation!</text:p>
      <text:p text:style-name="Standard">6- Qu'est-ce que c'est? C'est un vase.</text:p>
      <text:p text:style-name="Standard">7- Pierre? Il est sympathique et drôle.</text:p>
      <text:p text:style-name="Standard">8- C'est une femme .</text:p>
      <text:p text:style-name="Standard">9- Elle est avocate.</text:p>
      <text:p text:style-name="Standard">10- C'est beau!</text:p>
      <text:p text:style-name="Standard"/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3">Présentatif / phrase N°</text:p>
          </table:table-cell>
          <table:table-cell table:style-name="Tableau3.B1" office:value-type="string">
            <text:p text:style-name="P3">définition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>Pour <text:span text:style-name="T4">situer</text:span> quelque chose ou quelqu'un dans un lieu.</text:p>
          </table:table-cell>
        </table:table-row>
        <table:table-row>
          <table:table-cell table:style-name="Tableau3.A2" office:value-type="string">
            <text:p text:style-name="Table_20_Contents"/>
            <text:p text:style-name="Table_20_Contents"/>
          </table:table-cell>
          <table:table-cell table:style-name="Tableau3.B2" office:value-type="string">
            <text:p text:style-name="Table_20_Contents">Pour <text:span text:style-name="T4">identifier </text:span>quelqu'un ou quelque chose.</text:p>
          </table:table-cell>
        </table:table-row>
        <table:table-row>
          <table:table-cell table:style-name="Tableau3.A2" office:value-type="string">
            <text:p text:style-name="Table_20_Contents"/>
            <text:p text:style-name="Table_20_Contents"/>
          </table:table-cell>
          <table:table-cell table:style-name="Tableau3.B2" office:value-type="string">
            <text:p text:style-name="Table_20_Contents">Pour <text:span text:style-name="T4">décrire</text:span></text:p>
          </table:table-cell>
        </table:table-row>
        <table:table-row>
          <table:table-cell table:style-name="Tableau3.A2" office:value-type="string">
            <text:p text:style-name="Table_20_Contents"/>
            <text:p text:style-name="Table_20_Contents"/>
          </table:table-cell>
          <table:table-cell table:style-name="Tableau3.B2" office:value-type="string">
            <text:p text:style-name="Table_20_Contents">Pour <text:span text:style-name="T4">faire un commentaire général</text:span></text:p>
          </table:table-cell>
        </table:table-row>
        <table:table-row>
          <table:table-cell table:style-name="Tableau3.A2" office:value-type="string">
            <text:p text:style-name="Table_20_Contents"/>
            <text:p text:style-name="Table_20_Contents"/>
          </table:table-cell>
          <table:table-cell table:style-name="Tableau3.B2" office:value-type="string">
            <text:p text:style-name="Table_20_Contents">Pour <text:span text:style-name="T4">présenter </text:span>des choses ou des personnes</text:p>
          </table:table-cell>
        </table:table-row>
      </table:table>
      <text:p text:style-name="P1"/>
      <text:p text:style-name="P2">Choisissez le bon présentatif:</text:p>
      <text:p text:style-name="Standard"/>
      <text:p text:style-name="Standard">1- <text:s text:c="15"/>est gentil!</text:p>
      <text:p text:style-name="Standard"/>
      <text:p text:style-name="Standard">2- <text:s text:c="13"/>une gentille fille.</text:p>
      <text:p text:style-name="Standard"/>
      <text:p text:style-name="Standard">3- <text:s text:c="15"/>est intéressante, cette histoire!</text:p>
      <text:p text:style-name="Standard"/>
      <text:p text:style-name="Standard">4- <text:s text:c="15"/>Marie, elle va rester une année dans cette classe!</text:p>
      <text:p text:style-name="Standard"/>
      <text:p text:style-name="Standard">5- <text:s text:c="16"/>un problème.</text:p>
      <text:p text:style-name="Standard"/>
      <text:p text:style-name="Standard">6- <text:s text:c="16"/>votre plat madame!Bon appétit!</text:p>
      <text:p text:style-name="Standard"/>
      <text:p text:style-name="Standard">7- Je vous présente Anna et Eric, <text:s text:c="31"/>des touristes allemands.</text:p>
      <text:p text:style-name="Standard"/>
      <text:p text:style-name="Standard">8- <text:s text:c="3"/>Qui est-ce? <text:s text:c="16"/>mon voisin.</text:p>
      <text:p text:style-name="Standard"/>
      <text:p text:style-name="Standard">9- Qu'est-ce que c'est, des souris?</text:p>
      <text:p text:style-name="Standard"><text:s text:c="5"/>Non, <text:s text:c="29"/>des souris mais des rats!</text:p>
      <text:p text:style-name="Standard"><text:soft-page-break/></text:p>
      <text:p text:style-name="Standard"/>
      <text:p text:style-name="Standard"/>
      <text:p text:style-name="P1"/>
      <text:p text:style-name="P2">Améliorez ces phrases:</text:p>
      <text:p text:style-name="P1"/>
      <text:p text:style-name="Standard">C'est un homme. Il est important dans cette entreprise.</text:p>
      <text:p text:style-name="Standard"><draw:custom-shape text:anchor-type="paragraph" draw:z-index="3" draw:style-name="gr1" svg:width="0.583cm" svg:height="0.318cm" svg:x="0.099cm" svg:y="0.31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"/></text:p>
      <text:p text:style-name="Standard"/>
      <text:p text:style-name="Standard"/>
      <text:p text:style-name="Standard">C'est une femme. Elle est belle. Elle est intelligente.</text:p>
      <text:p text:style-name="Standard"><draw:custom-shape text:anchor-type="paragraph" draw:z-index="4" draw:style-name="gr1" svg:width="0.583cm" svg:height="0.318cm" svg:x="0.099cm" svg:y="0.31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/>
      <text:p text:style-name="Standard">Pierre, 35 ans, célibataire , travaille chez Michelin.</text:p>
      <text:p text:style-name="Standard"><draw:custom-shape text:anchor-type="paragraph" draw:z-index="5" draw:style-name="gr1" svg:width="0.583cm" svg:height="0.318cm" svg:x="0.099cm" svg:y="0.31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>C'est un film. Il est mauva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48M52S</meta:editing-duration>
    <meta:editing-cycles>9</meta:editing-cycles>
    <meta:generator>OpenOffice.org/3.1$Win32 OpenOffice.org_project/310m11$Build-9399</meta:generator>
    <dc:date>2011-10-12T19:04:40.73</dc:date>
    <meta:document-statistic meta:table-count="4" meta:image-count="0" meta:object-count="0" meta:page-count="4" meta:paragraph-count="75" meta:word-count="448" meta:character-count="2844"/>
    <meta:user-defined meta:name="Info 1"/>
    <meta:user-defined meta:name="Info 2"/>
    <meta:user-defined meta:name="Info 3"/>
    <meta:user-defined meta:name="Info 4"/>
  </office:meta>
</office:document-meta>
</file>